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2.8409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2.2835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able: adult</text:p>
          </table:table-cell>
          <table:table-cell table:style-name="ce1" office:value-type="string" calcext:value-type="string" table:number-columns-spanned="2" table:number-rows-spanned="1">
            <text:p>Sensitive attribute income</text:p>
          </table:table-cell>
          <table:covered-table-cell table:style-name="ce1" office:value-type="string" calcext:value-type="string">
            <text:p>Sensitive attribute income</text:p>
          </table:covered-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ation NR</text:p>
          </table:table-cell>
          <table:table-cell office:value-type="string" calcext:value-type="string">
            <text:p>K-anonymity</text:p>
          </table:table-cell>
          <table:table-cell office:value-type="string" calcext:value-type="string">
            <text:p>L-diversity</text:p>
          </table:table-cell>
          <table:table-cell office:value-type="string" calcext:value-type="string">
            <text:p>Length table received</text:p>
          </table:table-cell>
          <table:table-cell office:value-type="string" calcext:value-type="string">
            <text:p>Length station query </text:p>
          </table:table-cell>
          <table:table-cell office:value-type="string" calcext:value-type="string">
            <text:p>Length synthetic table</text:p>
          </table:table-cell>
          <table:table-cell office:value-type="string" calcext:value-type="string">
            <text:p>No. Partitions</text:p>
          </table:table-cell>
          <table:table-cell office:value-type="string" calcext:value-type="string">
            <text:p>Mondrian time</text:p>
          </table:table-cell>
          <table:table-cell office:value-type="string" calcext:value-type="string">
            <text:p>Encryption time</text:p>
          </table:table-cell>
          <table:table-cell office:value-type="string" calcext:value-type="string">
            <text:p>Insertion time</text:p>
          </table:table-cell>
          <table:table-cell office:value-type="string" calcext:value-type="string">
            <text:p>Insertion dependent on received table length</text:p>
          </table:table-cell>
          <table:table-cell office:value-type="string" calcext:value-type="string">
            <text:p>Mondrian time per partition</text:p>
          </table:table-cell>
          <table:table-cell office:value-type="string" calcext:value-type="string">
            <text:p>Time per overall processed person</text:p>
          </table:table-cell>
          <table:table-cell office:value-type="string" calcext:value-type="string">
            <text:p>Datasize increase in percent</text:p>
          </table:table-cell>
          <table:table-cell office:value-type="string" calcext:value-type="string">
            <text:p>Dataset increase per added person</text:p>
          </table:table-cell>
          <table:table-cell office:value-type="string" calcext:value-type="string">
            <text:p>Dataset increase per added person per 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10000" calcext:value-type="float">
            <text:p>10000</text:p>
          </table:table-cell>
          <table:table-cell office:value-type="float" office:value="389" calcext:value-type="float">
            <text:p>389</text:p>
          </table:table-cell>
          <table:table-cell office:value-type="float" office:value="11.4100677967072" calcext:value-type="float">
            <text:p>11.4100677967072</text:p>
          </table:table-cell>
          <table:table-cell office:value-type="float" office:value="1.15190243721008" calcext:value-type="float">
            <text:p>1.15190243721008</text:p>
          </table:table-cell>
          <table:table-cell office:value-type="float" office:value="0" calcext:value-type="float">
            <text:p>0</text:p>
          </table:table-cell>
          <table:table-cell table:formula="of:=[.K4]/[.E4]" office:value-type="string" office:string-value="" calcext:value-type="error">
            <text:p>#DIV/0!</text:p>
          </table:table-cell>
          <table:table-cell table:formula="of:=[.I4]/[.H4]" office:value-type="float" office:value="0.0293317938218694" calcext:value-type="float">
            <text:p>0.0293317938218694</text:p>
          </table:table-cell>
          <table:table-cell table:formula="of:=[.I4]/([.E4]+[.F4]+[.G4])" office:value-type="float" office:value="0.00108419496357917" calcext:value-type="float">
            <text:p>0.00108419496357917</text:p>
          </table:table-cell>
          <table:table-cell/>
          <table:table-cell table:formula="of:=([.E5]-[.E4])/[.F4]" office:value-type="float" office:value="4.58015267175573" calcext:value-type="float">
            <text:p>4.58015267175573</text:p>
          </table:table-cell>
          <table:table-cell table:formula="of:=[.P4]/[.C4]" office:value-type="float" office:value="0.763358778625954" calcext:value-type="float">
            <text:p>0.7633587786259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524" calcext:value-type="float">
            <text:p>524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 office:value-type="float" office:value="9.79454779624939" calcext:value-type="float">
            <text:p>9.79454779624939</text:p>
          </table:table-cell>
          <table:table-cell office:value-type="float" office:value="0.691549062728882" calcext:value-type="float">
            <text:p>0.691549062728882</text:p>
          </table:table-cell>
          <table:table-cell office:value-type="float" office:value="6.94229698181152" calcext:value-type="float">
            <text:p>6.94229698181152</text:p>
          </table:table-cell>
          <table:table-cell table:formula="of:=[.K5]/[.E5]" office:value-type="float" office:value="0.00289262374242147" calcext:value-type="float">
            <text:p>0.00289262374242147</text:p>
          </table:table-cell>
          <table:table-cell table:formula="of:=[.I5]/[.H5]" office:value-type="float" office:value="0.0282263625252144" calcext:value-type="float">
            <text:p>0.0282263625252144</text:p>
          </table:table-cell>
          <table:table-cell table:formula="of:=[.I5]/([.E5]+[.F5]+[.G5])" office:value-type="float" office:value="0.00109755129944525" calcext:value-type="float">
            <text:p>0.00109755129944525</text:p>
          </table:table-cell>
          <table:table-cell/>
          <table:table-cell table:formula="of:=([.E6]-[.E5])/[.F5]" office:value-type="float" office:value="2.97900763358779" calcext:value-type="float">
            <text:p>2.97900763358779</text:p>
          </table:table-cell>
          <table:table-cell table:formula="of:=[.P5]/[.C5]" office:value-type="float" office:value="0.744751908396947" calcext:value-type="float">
            <text:p>0.744751908396947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61" calcext:value-type="float">
            <text:p>3961</text:p>
          </table:table-cell>
          <table:table-cell office:value-type="float" office:value="524" calcext:value-type="float">
            <text:p>524</text:p>
          </table:table-cell>
          <table:table-cell office:value-type="float" office:value="6000" calcext:value-type="float">
            <text:p>6000</text:p>
          </table:table-cell>
          <table:table-cell office:value-type="float" office:value="309" calcext:value-type="float">
            <text:p>309</text:p>
          </table:table-cell>
          <table:table-cell office:value-type="float" office:value="9.15753531455994" calcext:value-type="float">
            <text:p>9.15753531455994</text:p>
          </table:table-cell>
          <table:table-cell office:value-type="float" office:value="0.556855201721191" calcext:value-type="float">
            <text:p>0.556855201721191</text:p>
          </table:table-cell>
          <table:table-cell office:value-type="float" office:value="9.36779022216797" calcext:value-type="float">
            <text:p>9.36779022216797</text:p>
          </table:table-cell>
          <table:table-cell table:formula="of:=[.K6]/[.E6]" office:value-type="float" office:value="0.00236500636762635" calcext:value-type="float">
            <text:p>0.00236500636762635</text:p>
          </table:table-cell>
          <table:table-cell table:formula="of:=[.I6]/[.H6]" office:value-type="float" office:value="0.0296360366166988" calcext:value-type="float">
            <text:p>0.0296360366166988</text:p>
          </table:table-cell>
          <table:table-cell table:formula="of:=[.I6]/([.E6]+[.F6]+[.G6])" office:value-type="float" office:value="0.000873393926042913" calcext:value-type="float">
            <text:p>0.000873393926042913</text:p>
          </table:table-cell>
          <table:table-cell table:formula="of:=(([.E6]/[.E5])-1)*100" office:value-type="float" office:value="65.0416666666667" calcext:value-type="float">
            <text:p>65.0416666666667</text:p>
          </table:table-cell>
          <table:table-cell table:formula="of:=([.E7]-[.E6])/[.F6]" office:value-type="float" office:value="2.26335877862595" calcext:value-type="float">
            <text:p>2.26335877862595</text:p>
          </table:table-cell>
          <table:table-cell table:formula="of:=[.P6]/[.C6]" office:value-type="float" office:value="0.754452926208651" calcext:value-type="float">
            <text:p>0.754452926208651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47" calcext:value-type="float">
            <text:p>5147</text:p>
          </table:table-cell>
          <table:table-cell office:value-type="float" office:value="524" calcext:value-type="float">
            <text:p>524</text:p>
          </table:table-cell>
          <table:table-cell office:value-type="float" office:value="6000" calcext:value-type="float">
            <text:p>6000</text:p>
          </table:table-cell>
          <table:table-cell office:value-type="float" office:value="294" calcext:value-type="float">
            <text:p>294</text:p>
          </table:table-cell>
          <table:table-cell office:value-type="float" office:value="8.50770330429077" calcext:value-type="float">
            <text:p>8.50770330429077</text:p>
          </table:table-cell>
          <table:table-cell office:value-type="float" office:value="0.628961563110352" calcext:value-type="float">
            <text:p>0.628961563110352</text:p>
          </table:table-cell>
          <table:table-cell office:value-type="float" office:value="11.8066492080688" calcext:value-type="float">
            <text:p>11.8066492080688</text:p>
          </table:table-cell>
          <table:table-cell table:formula="of:=[.K7]/[.E7]" office:value-type="float" office:value="0.0022938894905904" calcext:value-type="float">
            <text:p>0.0022938894905904</text:p>
          </table:table-cell>
          <table:table-cell table:formula="of:=[.I7]/[.H7]" office:value-type="float" office:value="0.0289377663411251" calcext:value-type="float">
            <text:p>0.0289377663411251</text:p>
          </table:table-cell>
          <table:table-cell table:formula="of:=[.I7]/([.E7]+[.F7]+[.G7])" office:value-type="float" office:value="0.000728960954870257" calcext:value-type="float">
            <text:p>0.000728960954870257</text:p>
          </table:table-cell>
          <table:table-cell table:formula="of:=(([.E7]/[.E6])-1)*100" office:value-type="float" office:value="29.9419338550871" calcext:value-type="float">
            <text:p>29.9419338550871</text:p>
          </table:table-cell>
          <table:table-cell table:formula="of:=([.E8]-[.E7])/[.F7]" office:value-type="float" office:value="2.67748091603053" calcext:value-type="float">
            <text:p>2.67748091603053</text:p>
          </table:table-cell>
          <table:table-cell table:formula="of:=[.P7]/[.C7]" office:value-type="float" office:value="0.669370229007634" calcext:value-type="float">
            <text:p>0.669370229007634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50" calcext:value-type="float">
            <text:p>6550</text:p>
          </table:table-cell>
          <table:table-cell office:value-type="float" office:value="524" calcext:value-type="float">
            <text:p>524</text:p>
          </table:table-cell>
          <table:table-cell office:value-type="float" office:value="6000" calcext:value-type="float">
            <text:p>6000</text:p>
          </table:table-cell>
          <table:table-cell office:value-type="float" office:value="263" calcext:value-type="float">
            <text:p>263</text:p>
          </table:table-cell>
          <table:table-cell office:value-type="float" office:value="7.51270174980164" calcext:value-type="float">
            <text:p>7.51270174980164</text:p>
          </table:table-cell>
          <table:table-cell office:value-type="float" office:value="0.702422857284546" calcext:value-type="float">
            <text:p>0.702422857284546</text:p>
          </table:table-cell>
          <table:table-cell table:style-name="ce2" office:value-type="float" office:value="14.1575016975403" calcext:value-type="float">
            <text:p>14.1575016975403</text:p>
          </table:table-cell>
          <table:table-cell table:formula="of:=[.K8]/[.E8]" office:value-type="float" office:value="0.00216145064084585" calcext:value-type="float">
            <text:p>0.00216145064084585</text:p>
          </table:table-cell>
          <table:table-cell table:formula="of:=[.I8]/[.H8]" office:value-type="float" office:value="0.0285654058927819" calcext:value-type="float">
            <text:p>0.0285654058927819</text:p>
          </table:table-cell>
          <table:table-cell table:formula="of:=[.I8]/([.E8]+[.F8]+[.G8])" office:value-type="float" office:value="0.000574629168563687" calcext:value-type="float">
            <text:p>0.000574629168563687</text:p>
          </table:table-cell>
          <table:table-cell table:formula="of:=(([.E8]/[.E7])-1)*100" office:value-type="float" office:value="27.2585972411113" calcext:value-type="float">
            <text:p>27.2585972411113</text:p>
          </table:table-cell>
          <table:table-cell table:formula="of:=([.E9]-[.E8])/[.F8]" office:value-type="float" office:value="2.98282442748092" calcext:value-type="float">
            <text:p>2.98282442748092</text:p>
          </table:table-cell>
          <table:table-cell table:formula="of:=[.P8]/[.C8]" office:value-type="float" office:value="0.596564885496183" calcext:value-type="float">
            <text:p>0.596564885496183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13" calcext:value-type="float">
            <text:p>8113</text:p>
          </table:table-cell>
          <table:table-cell office:value-type="float" office:value="524" calcext:value-type="float">
            <text:p>524</text:p>
          </table:table-cell>
          <table:table-cell office:value-type="float" office:value="6000" calcext:value-type="float">
            <text:p>6000</text:p>
          </table:table-cell>
          <table:table-cell office:value-type="float" office:value="219" calcext:value-type="float">
            <text:p>219</text:p>
          </table:table-cell>
          <table:table-cell office:value-type="float" office:value="6.37657237052918" calcext:value-type="float">
            <text:p>6.37657237052918</text:p>
          </table:table-cell>
          <table:table-cell office:value-type="float" office:value="0.717125177383423" calcext:value-type="float">
            <text:p>0.717125177383423</text:p>
          </table:table-cell>
          <table:table-cell office:value-type="float" office:value="15.2988431453705" calcext:value-type="float">
            <text:p>15.2988431453705</text:p>
          </table:table-cell>
          <table:table-cell table:formula="of:=[.K9]/[.E9]" office:value-type="float" office:value="0.00188571960376809" calcext:value-type="float">
            <text:p>0.00188571960376809</text:p>
          </table:table-cell>
          <table:table-cell table:formula="of:=[.I9]/[.H9]" office:value-type="float" office:value="0.0291167688152017" calcext:value-type="float">
            <text:p>0.0291167688152017</text:p>
          </table:table-cell>
          <table:table-cell table:formula="of:=[.I9]/([.E9]+[.F9]+[.G9])" office:value-type="float" office:value="0.000435647494058153" calcext:value-type="float">
            <text:p>0.000435647494058153</text:p>
          </table:table-cell>
          <table:table-cell table:formula="of:=(([.E9]/[.E8])-1)*100" office:value-type="float" office:value="23.8625954198473" calcext:value-type="float">
            <text:p>23.8625954198473</text:p>
          </table:table-cell>
          <table:table-cell table:formula="of:=([.E10]-[.E9])/[.F9]" office:value-type="float" office:value="3.03625954198473" calcext:value-type="float">
            <text:p>3.03625954198473</text:p>
          </table:table-cell>
          <table:table-cell table:formula="of:=[.P9]/[.C9]" office:value-type="float" office:value="0.506043256997455" calcext:value-type="float">
            <text:p>0.506043256997455</text:p>
          </table:table-cell>
        </table:table-row>
        <table:table-row table:style-name="ro1">
          <table:table-cell table:number-columns-repeated="4"/>
          <table:table-cell office:value-type="float" office:value="9704" calcext:value-type="float">
            <text:p>9704</text:p>
          </table:table-cell>
          <table:table-cell table:number-columns-repeated="9"/>
          <table:table-cell table:formula="of:=(([.E10]/[.E9])-1)*100" office:value-type="float" office:value="19.6105016639961" calcext:value-type="float">
            <text:p>19.6105016639961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ensitive attributes</text:p>
          </table:table-cell>
          <table:table-cell office:value-type="string" calcext:value-type="string">
            <text:p>Station NR</text:p>
          </table:table-cell>
          <table:table-cell office:value-type="string" calcext:value-type="string">
            <text:p>K-anonymity</text:p>
          </table:table-cell>
          <table:table-cell office:value-type="string" calcext:value-type="string">
            <text:p>L-diversity</text:p>
          </table:table-cell>
          <table:table-cell office:value-type="string" calcext:value-type="string">
            <text:p>Length table received</text:p>
          </table:table-cell>
          <table:table-cell office:value-type="string" calcext:value-type="string">
            <text:p>Length station query </text:p>
          </table:table-cell>
          <table:table-cell office:value-type="string" calcext:value-type="string">
            <text:p>Length synthetic table</text:p>
          </table:table-cell>
          <table:table-cell office:value-type="string" calcext:value-type="string">
            <text:p>No. Partitions</text:p>
          </table:table-cell>
          <table:table-cell office:value-type="string" calcext:value-type="string">
            <text:p>Mondrian time</text:p>
          </table:table-cell>
          <table:table-cell office:value-type="string" calcext:value-type="string">
            <text:p>Encryption time</text:p>
          </table:table-cell>
          <table:table-cell office:value-type="string" calcext:value-type="string">
            <text:p>Insertion time</text:p>
          </table:table-cell>
          <table:table-cell office:value-type="string" calcext:value-type="string">
            <text:p>Insertion dependent on received table length</text:p>
          </table:table-cell>
          <table:table-cell office:value-type="string" calcext:value-type="string">
            <text:p>Mondrian time per partition</text:p>
          </table:table-cell>
          <table:table-cell office:value-type="string" calcext:value-type="string">
            <text:p>Time per overall processed person</text:p>
          </table:table-cell>
          <table:table-cell office:value-type="string" calcext:value-type="string">
            <text:p>Datasize increase in percent</text:p>
          </table:table-cell>
          <table:table-cell office:value-type="string" calcext:value-type="string">
            <text:p>Dataset increase per added person</text:p>
          </table:table-cell>
          <table:table-cell office:value-type="string" calcext:value-type="string">
            <text:p>Dataset increase per added person per 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34:27.504230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6:35:19.209004751</meta:creation-date>
    <dc:date>2022-03-15T18:44:17.961972311</dc:date>
    <meta:editing-duration>PT27M5S</meta:editing-duration>
    <meta:editing-cycles>7</meta:editing-cycles>
    <meta:generator>LibreOffice/7.3.1.3$Linux_X86_64 LibreOffice_project/30$Build-3</meta:generator>
    <meta:document-statistic meta:table-count="1" meta:cell-count="150" meta:object-count="0"/>
  </office:meta>
</office:document-meta>
</file>